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KeinLeerraum" style:master-page-name="MP0" style:family="paragraph">
      <style:paragraph-properties fo:break-before="page"/>
      <style:text-properties fo:font-weight="bold" style:font-weight-asian="bold"/>
    </style:style>
    <style:style style:name="P2" style:parent-style-name="KeinLeerraum" style:family="paragraph">
      <style:text-properties fo:font-weight="bold" style:font-weight-asian="bold"/>
    </style:style>
    <style:style style:name="P3" style:parent-style-name="KeinLeerraum" style:family="paragraph">
      <style:text-properties fo:font-weight="bold" style:font-weight-asian="bold"/>
    </style:style>
    <style:style style:name="P4" style:parent-style-name="KeinLeerraum" style:family="paragraph">
      <style:text-properties fo:font-weight="bold" style:font-weight-asian="bold"/>
    </style:style>
    <style:style style:name="P5" style:parent-style-name="KeinLeerraum" style:family="paragraph">
      <style:text-properties fo:font-weight="bold" style:font-weight-asian="bold"/>
    </style:style>
    <style:style style:name="P6" style:parent-style-name="KeinLeerraum" style:list-style-name="LFO1" style:family="paragraph"/>
    <style:style style:name="P7" style:parent-style-name="KeinLeerraum" style:list-style-name="LFO1" style:family="paragraph"/>
    <style:style style:name="P8" style:parent-style-name="KeinLeerraum" style:list-style-name="LFO1" style:family="paragraph"/>
    <style:style style:name="P9" style:parent-style-name="KeinLeerraum" style:list-style-name="LFO1" style:family="paragraph"/>
    <style:style style:name="P10" style:parent-style-name="KeinLeerraum" style:family="paragraph">
      <style:text-properties fo:font-weight="bold" style:font-weight-asian="bold"/>
    </style:style>
    <style:style style:name="P11" style:parent-style-name="KeinLeerraum" style:list-style-name="LFO2" style:family="paragraph"/>
    <style:style style:name="P12" style:parent-style-name="KeinLeerraum" style:list-style-name="LFO2" style:family="paragraph"/>
    <style:style style:name="P13" style:parent-style-name="KeinLeerraum" style:list-style-name="LFO2" style:family="paragraph"/>
    <style:style style:name="P14" style:parent-style-name="KeinLeerraum" style:list-style-name="LFO2" style:family="paragraph"/>
    <style:style style:name="T15" style:parent-style-name="Absatz-Standardschriftart" style:family="text">
      <style:text-properties fo:font-weight="bold" style:font-weight-asian="bold"/>
    </style:style>
    <style:style style:name="P16" style:parent-style-name="KeinLeerraum" style:family="paragraph">
      <style:text-properties fo:font-weight="bold" style:font-weight-asian="bold"/>
    </style:style>
    <style:style style:name="P17" style:parent-style-name="KeinLeerraum" style:family="paragraph">
      <style:text-properties fo:font-weight="bold" style:font-weight-asian="bold"/>
    </style:style>
  </office:automatic-styles>
  <office:body>
    <office:text text:use-soft-page-breaks="true">
      <text:p text:style-name="P1">Begriffe:</text:p>
      <text:p text:style-name="KeinLeerraum">Globalisation: Entwickeln von Software in einer Weise, welche möglichst einfache Lokalisation ermöglicht.</text:p>
      <text:p text:style-name="KeinLeerraum">Lokalisation: Anpassen von Software an lokale Anforderungen.</text:p>
      <text:p text:style-name="KeinLeerraum">Movilzer: Die Cloud für Field Operations, die dynamische Strategien ermöglicht, indem sie Field Operations actors miteinander vernetzt, sogar über Unternehmensgrenzen hinaus.</text:p>
      <text:p text:style-name="KeinLeerraum">Movelet: Zentrale Komponente im Movilizer, es hat funktionalität und inhalt der App, die einen mobilen business process oder sub business process eines business scenarios im Movilizer Kontext darstellt.</text:p>
      <text:p text:style-name="KeinLeerraum">Masterdata: Datenpakete in Baumstruktur, welche zum Datenaustausch zwischen Movilizer Cloud und Client verwendet werden.</text:p>
      <text:p text:style-name="P2">Einschränkung:</text:p>
      <text:p text:style-name="KeinLeerraum">Diese Arbeit behandelt lediglich Gloalisation und Lokalisation von Sprache. Je nach Anforderung von Movilizer werden ggf. auch Schriftsätzen behandelt.</text:p>
      <text:p text:style-name="KeinLeerraum">Kulturelle, rechtliche, design, technische oder anderen Anforderungen werden nicht behandelt.</text:p>
      <text:p text:style-name="P3">Ausgangssituation:</text:p>
      <text:p text:style-name="KeinLeerraum">Moderne Software wird oft in mehr als einer Sprache verwendet. Zu diesem Zweck muss Software globalisiert entwickelt werden, um dann für die einzelnen sprachen lokalisiert zu werden.</text:p>
      <text:p text:style-name="P4">Ziel</text:p>
      <text:p text:style-name="KeinLeerraum">Ziel dieser Arbeit ist das Herausarbeiten eines Globalisations und Lokalisations Standards für Movilizer<text:s/>Software Engineering Prozess, angepasst and die Bedürfnisse von Movilizer anhand bestehender Best Practices und Standards.</text:p>
      <text:p text:style-name="P5">Theorie</text:p>
      <text:list text:style-name="LFO1" text:continue-numbering="true">
        <text:list-item>
          <text:p text:style-name="P6">Anforderungsanalyse durch Literatursichtung, Evaluieren bereits abgeschlossener Projekte und/oder<text:s/>Interviews mit Entscheidungsträgern, besonders meinem direktem Vorgesetzten Andre Schäfer und Entwicklern. Besonders wert muss hierbei auf die Kompatibilität mit der Movilizerarchitektur gelegt werden z.B. die Struktur der Masterdata.<text:s/></text:p>
        </text:list-item>
        <text:list-item>
          <text:p text:style-name="P7">Sichtung und Evaluation bestehender Standards und Best Practices anhand von Literatur.</text:p>
        </text:list-item>
        <text:list-item>
          <text:p text:style-name="P8">Anpassung oder Neuentwicklung eines Standards, welcher die für Movilizer relvanten Anforderungen erfüllt</text:p>
        </text:list-item>
        <text:list-item>
          <text:p text:style-name="P9">Evaluation des entwickelten Standards anhand der definierten Anforderungen, ggf Review durch Entscheidungsträger</text:p>
        </text:list-item>
      </text:list>
      <text:p text:style-name="P10">Praxis</text:p>
      <text:p text:style-name="KeinLeerraum">Falls der Zeitliche Rahmen dies ermöglicht ist eine Umsetzung angedacht, vermutlich wird der Theorieteil jedoch den ganzen Rahme einnehmen.</text:p>
      <text:list text:style-name="LFO2" text:continue-numbering="true">
        <text:list-item>
          <text:p text:style-name="P11">Sichtung der Tools zum Umsetzen als Entwicklungsumgebungsplugin oder Buildtool</text:p>
        </text:list-item>
        <text:list-item>
          <text:p text:style-name="P12">Evaluation und Auswahl des Tools, vermutlich wird Gradle verwendet, da es Werksintern verwendet wird</text:p>
        </text:list-item>
        <text:list-item>
          <text:p text:style-name="P13">Umsetzung des Theoretisch erarbeiteten Konzepts in einer praktischen Lösung</text:p>
        </text:list-item>
        <text:list-item>
          <text:p text:style-name="P14">Evaluation des Tools anhand von Useabilitytests durch ausgewählt Zielgruppe, Developer, welche später mit dem Tool arbeiten sollen, diese Zielgruppe hat zwar keine empirische Aussagekraft, für Movilizer intern hat diese Gruppe jedoch Aussagkraft.</text:p>
        </text:list-item>
      </text:list>
      <text:p text:style-name="KeinLeerraum"><text:s/><text:span text:style-name="T15">Literatur</text:span></text:p>
      <text:p text:style-name="P16"/>
      <text:p text:style-name="P17">Notitz</text:p>
      <text:p text:style-name="KeinLeerraum">Anforderung: Das Konzept muss in den SW Engineering Prozess von Movilizer eingebettet werde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KeinLeerraum" style:display-name="Kein Leerraum" style:family="paragraph">
      <style:paragraph-properties fo:margin-bottom="0in" fo:line-height="100%"/>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Wolf, Fabian</meta:initial-creator>
    <dc:creator>Wolf, Fabian</dc:creator>
    <meta:creation-date>2018-07-13T10:14:00Z</meta:creation-date>
    <dc:date>2018-07-13T10:14:00Z</dc:date>
    <meta:template xlink:href="Normal.dotm" xlink:type="simple"/>
    <meta:editing-cycles>2</meta:editing-cycles>
    <meta:editing-duration>PT0S</meta:editing-duration>
    <meta:document-statistic meta:page-count="1" meta:paragraph-count="5" meta:word-count="380" meta:character-count="2776" meta:row-count="20" meta:non-whitespace-character-count="2401"/>
  </office:meta>
</office:document-meta>
</file>